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>
      <style:text-properties officeooo:rsid="0015a58a"/>
    </style:style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Excellent.<text:line-break/>Now we formalize the <text:span text:style-name="Strong_20_Emphasis">Schema Evolution &amp; Migration Strategy — Long-Term Survivability Architecture</text:span>.</text:p>
      <text:p text:style-name="Text_20_body">This is essential if your system must:</text:p>
      <text:list text:style-name="L13">
        <text:list-item>
          <text:p text:style-name="P16">Run 10+ years</text:p>
        </text:list-item>
        <text:list-item>
          <text:p text:style-name="P16">Evolve risk models</text:p>
        </text:list-item>
        <text:list-item>
          <text:p text:style-name="P16">Add new fields</text:p>
        </text:list-item>
        <text:list-item>
          <text:p text:style-name="P16">Change calculation logic</text:p>
        </text:list-item>
        <text:list-item>
          <text:p text:style-name="P16">Maintain backward compatibility</text:p>
        </text:list-item>
        <text:list-item>
          <text:p text:style-name="P16">Avoid destructive rewrites</text:p>
        </text:list-item>
      </text:list>
      <text:p text:style-name="Text_20_body">This ensures your system never collapses under version drift.</text:p>
      <text:p text:style-name="Horizontal_20_Line"/>
      <text:h text:style-name="Heading_20_1" text:outline-level="1">🧠 CORE PRINCIPLE</text:h>
      <text:p text:style-name="Text_20_body">Firestore is schemaless.</text:p>
      <text:p text:style-name="Text_20_body">But your system must NOT be.</text:p>
      <text:p text:style-name="Text_20_body">Every document must carry a version marker.</text:p>
      <text:p text:style-name="Text_20_body">Every engine must support older versions.</text:p>
      <text:p text:style-name="Text_20_body">Migrations must be:</text:p>
      <text:list text:style-name="L14">
        <text:list-item>
          <text:p text:style-name="P17">Explicit</text:p>
        </text:list-item>
        <text:list-item>
          <text:p text:style-name="P17">Idempotent</text:p>
        </text:list-item>
        <text:list-item>
          <text:p text:style-name="P17">Auditable</text:p>
        </text:list-item>
        <text:list-item>
          <text:p text:style-name="P17">Controlled</text:p>
        </text:list-item>
      </text:list>
      <text:p text:style-name="Horizontal_20_Line"/>
      <text:h text:style-name="Heading_20_1" text:outline-level="1">🧱 1️⃣ DOCUMENT VERSION FIELD</text:h>
      <text:p text:style-name="Text_20_body">Every major collection must include:</text:p>
      <text:p text:style-name="Preformatted_20_Text"><text:span text:style-name="Source_20_Text">{</text:span></text:p>
      <text:p text:style-name="Preformatted_20_Text"><text:span text:style-name="Source_20_Text"><text:s text:c="2"/>schemaVersion: 1</text:span></text:p>
      <text:p text:style-name="P1"><text:span text:style-name="Source_20_Text">}</text:span></text:p>
      <text:p text:style-name="Text_20_body">Mandatory in:</text:p>
      <text:list text:style-name="L15">
        <text:list-item>
          <text:p text:style-name="P18">sessions</text:p>
        </text:list-item>
        <text:list-item>
          <text:p text:style-name="P18">runAnalytics</text:p>
        </text:list-item>
        <text:list-item>
          <text:p text:style-name="P18"><text:soft-page-break/>studentYearMetrics</text:p>
        </text:list-item>
        <text:list-item>
          <text:p text:style-name="P18">governanceSnapshots</text:p>
        </text:list-item>
        <text:list-item>
          <text:p text:style-name="P18">calibration models</text:p>
        </text:list-item>
        <text:list-item>
          <text:p text:style-name="P18">template documents</text:p>
        </text:list-item>
      </text:list>
      <text:p text:style-name="Horizontal_20_Line"/>
      <text:h text:style-name="Heading_20_2" text:outline-level="2">Example — Session</text:h>
      <text:p text:style-name="Preformatted_20_Text"><text:span text:style-name="Source_20_Text">{</text:span></text:p>
      <text:p text:style-name="Preformatted_20_Text"><text:span text:style-name="Source_20_Text"><text:s text:c="2"/>sessionId: "...",</text:span></text:p>
      <text:p text:style-name="Preformatted_20_Text"><text:span text:style-name="Source_20_Text"><text:s text:c="2"/>schemaVersion: 3,</text:span></text:p>
      <text:p text:style-name="Preformatted_20_Text"><text:span text:style-name="Source_20_Text"><text:s text:c="2"/>calibrationVersion: "cal_v2026_01",</text:span></text:p>
      <text:p text:style-name="Preformatted_20_Text"><text:span text:style-name="Source_20_Text"><text:s text:c="2"/>riskScore: 42.3,</text:span></text:p>
      <text:p text:style-name="Preformatted_20_Text"><text:span text:style-name="Source_20_Text"><text:s text:c="2"/>disciplineIndex: 61.2,</text:span></text:p>
      <text:p text:style-name="Preformatted_20_Text"><text:span text:style-name="Source_20_Text"><text:s text:c="2"/>...</text:span></text:p>
      <text:p text:style-name="P1"><text:span text:style-name="Source_20_Text">}</text:span></text:p>
      <text:p text:style-name="Horizontal_20_Line"/>
      <text:h text:style-name="Heading_20_2" text:outline-level="2">Version Naming Strategy</text:h>
      <text:p text:style-name="Text_20_body">Increment only when:</text:p>
      <text:list text:style-name="L16">
        <text:list-item>
          <text:p text:style-name="P19">Field renamed</text:p>
        </text:list-item>
        <text:list-item>
          <text:p text:style-name="P19">Field removed</text:p>
        </text:list-item>
        <text:list-item>
          <text:p text:style-name="P19">Field meaning changed</text:p>
        </text:list-item>
        <text:list-item>
          <text:p text:style-name="P19">Calculation logic changed</text:p>
        </text:list-item>
        <text:list-item>
          <text:p text:style-name="P19">New required field added</text:p>
        </text:list-item>
      </text:list>
      <text:p text:style-name="Text_20_body">Do NOT increment for cosmetic additions.</text:p>
      <text:p text:style-name="Horizontal_20_Line"/>
      <text:h text:style-name="Heading_20_1" text:outline-level="1">🔁 2️⃣ BACKWARD COMPATIBILITY POLICY</text:h>
      <text:p text:style-name="Text_20_body">Your system must follow:</text:p>
      <text:h text:style-name="Heading_20_2" text:outline-level="2">Rule 1 — Additive Changes Are Safe</text:h>
      <text:p text:style-name="Text_20_body">Adding new optional field:</text:p>
      <text:p text:style-name="Text_20_body">No migration required.</text:p>
      <text:p text:style-name="Text_20_body">Example:</text:p>
      <text:p text:style-name="Preformatted_20_Text"><text:span text:style-name="Source_20_Text">{</text:span></text:p>
      <text:p text:style-name="Preformatted_20_Text"><text:span text:style-name="Source_20_Text"><text:s text:c="2"/>guessClusterScore: 0.34</text:span></text:p>
      <text:p text:style-name="P1"><text:soft-page-break/><text:span text:style-name="Source_20_Text">}</text:span></text:p>
      <text:p text:style-name="Text_20_body">Old documents simply don't have it.</text:p>
      <text:p text:style-name="Horizontal_20_Line"/>
      <text:h text:style-name="Heading_20_2" text:outline-level="2">Rule 2 — Never Remove Fields Immediately</text:h>
      <text:p text:style-name="Text_20_body">If deprecating:</text:p>
      <text:list text:style-name="L17">
        <text:list-item>
          <text:p text:style-name="P20">Mark field as deprecated</text:p>
        </text:list-item>
        <text:list-item>
          <text:p text:style-name="P20">Stop writing it</text:p>
        </text:list-item>
        <text:list-item>
          <text:p text:style-name="P20">Continue reading it</text:p>
        </text:list-item>
        <text:list-item>
          <text:p text:style-name="P20">Remove only after full migration</text:p>
        </text:list-item>
      </text:list>
      <text:p text:style-name="Horizontal_20_Line"/>
      <text:h text:style-name="Heading_20_2" text:outline-level="2">Rule 3 — Risk Engine Must Support Multiple Schema Versions</text:h>
      <text:p text:style-name="Text_20_body">Example:</text:p>
      <text:p text:style-name="Preformatted_20_Text"><text:span text:style-name="Source_20_Text">if schemaVersion == 1:</text:span></text:p>
      <text:p text:style-name="Preformatted_20_Text"><text:span text:style-name="Source_20_Text"><text:s text:c="4"/>use old risk formula</text:span></text:p>
      <text:p text:style-name="Preformatted_20_Text"><text:span text:style-name="Source_20_Text">else:</text:span></text:p>
      <text:p text:style-name="P1"><text:span text:style-name="Source_20_Text"><text:s text:c="4"/>use new formula</text:span></text:p>
      <text:p text:style-name="Text_20_body">Never assume latest schema.</text:p>
      <text:p text:style-name="Horizontal_20_Line"/>
      <text:h text:style-name="Heading_20_2" text:outline-level="2">Rule 4 — Snapshot Immutability</text:h>
      <text:p text:style-name="Text_20_body">Archived documents must never be migrated.</text:p>
      <text:p text:style-name="Text_20_body">If schema evolves:</text:p>
      <text:p text:style-name="Text_20_body">Snapshots retain their schemaVersion permanently.</text:p>
      <text:p text:style-name="Horizontal_20_Line"/>
      <text:h text:style-name="Heading_20_1" text:outline-level="1">🛠 3️⃣ MIGRATION FUNCTION FRAMEWORK</text:h>
      <text:p text:style-name="Text_20_body">All migrations must be executed via:</text:p>
      <text:p text:style-name="P1"><text:span text:style-name="Source_20_Text">vendor/migrations/{migrationId}</text:span></text:p>
      <text:p text:style-name="Horizontal_20_Line"/>
      <text:h text:style-name="Heading_20_2" text:outline-level="2"><text:soft-page-break/>Migration Document Structure</text:h>
      <text:p text:style-name="Preformatted_20_Text"><text:span text:style-name="Source_20_Text">{</text:span></text:p>
      <text:p text:style-name="Preformatted_20_Text"><text:span text:style-name="Source_20_Text"><text:s text:c="2"/>migrationId: "mig_2026_02",</text:span></text:p>
      <text:p text:style-name="Preformatted_20_Text"><text:span text:style-name="Source_20_Text"><text:s text:c="2"/>targetCollection: "studentYearMetrics",</text:span></text:p>
      <text:p text:style-name="Preformatted_20_Text"><text:span text:style-name="Source_20_Text"><text:s text:c="2"/>fromVersion: 2,</text:span></text:p>
      <text:p text:style-name="Preformatted_20_Text"><text:span text:style-name="Source_20_Text"><text:s text:c="2"/>toVersion: 3,</text:span></text:p>
      <text:p text:style-name="Preformatted_20_Text"><text:span text:style-name="Source_20_Text"><text:s text:c="2"/>status: "draft",</text:span></text:p>
      <text:p text:style-name="Preformatted_20_Text"><text:span text:style-name="Source_20_Text"><text:s text:c="2"/>createdAt,</text:span></text:p>
      <text:p text:style-name="Preformatted_20_Text"><text:span text:style-name="Source_20_Text"><text:s text:c="2"/>executedAt,</text:span></text:p>
      <text:p text:style-name="Preformatted_20_Text"><text:span text:style-name="Source_20_Text"><text:s text:c="2"/>description: "Add guessClusterScore field",</text:span></text:p>
      <text:p text:style-name="Preformatted_20_Text"><text:span text:style-name="Source_20_Text"><text:s text:c="2"/>dryRunCompleted: false</text:span></text:p>
      <text:p text:style-name="P1"><text:span text:style-name="Source_20_Text">}</text:span></text:p>
      <text:p text:style-name="Horizontal_20_Line"/>
      <text:h text:style-name="Heading_20_2" text:outline-level="2">Migration Execution Flow</text:h>
      <text:list text:style-name="L18">
        <text:list-item>
          <text:p text:style-name="P21">Vendor writes migration script (Cloud Function)</text:p>
        </text:list-item>
        <text:list-item>
          <text:p text:style-name="P21">Run dry-run</text:p>
        </text:list-item>
        <text:list-item>
          <text:p text:style-name="P21">Show affected document count</text:p>
        </text:list-item>
        <text:list-item>
          <text:p text:style-name="P21">Confirm execution</text:p>
        </text:list-item>
        <text:list-item>
          <text:p text:style-name="P21">Execute in batches</text:p>
        </text:list-item>
        <text:list-item>
          <text:p text:style-name="P21">Mark migration completed</text:p>
        </text:list-item>
      </text:list>
      <text:p text:style-name="Horizontal_20_Line"/>
      <text:h text:style-name="Heading_20_2" text:outline-level="2">Migration Must Be Idempotent</text:h>
      <text:p text:style-name="Text_20_body">Each document update must check:</text:p>
      <text:p text:style-name="Preformatted_20_Text"><text:span text:style-name="Source_20_Text">if doc.schemaVersion &lt; targetVersion:</text:span></text:p>
      <text:p text:style-name="P1"><text:span text:style-name="Source_20_Text"><text:s text:c="4"/>update</text:span></text:p>
      <text:p text:style-name="Text_20_body">Never blindly overwrite.</text:p>
      <text:p text:style-name="Horizontal_20_Line"/>
      <text:h text:style-name="Heading_20_1" text:outline-level="1">🔄 4️⃣ MIGRATION TYPES</text:h>
      <text:p text:style-name="Horizontal_20_Line"/>
      <text:h text:style-name="Heading_20_2" text:outline-level="2">TYPE A — Add Field Migration</text:h>
      <text:p text:style-name="Text_20_body">Example:</text:p>
      <text:p text:style-name="Text_20_body">Add:</text:p>
      <text:p text:style-name="P1"><text:span text:style-name="Source_20_Text">guessClusterScore: 0</text:span></text:p>
      <text:p text:style-name="Text_20_body">To all studentYearMetrics.</text:p>
      <text:p text:style-name="Text_20_body"><text:soft-page-break/>Migration script:</text:p>
      <text:list text:style-name="L19">
        <text:list-item>
          <text:p text:style-name="P22">Query documents where schemaVersion = 2</text:p>
        </text:list-item>
        <text:list-item>
          <text:p text:style-name="P22">Add field</text:p>
        </text:list-item>
        <text:list-item>
          <text:p text:style-name="P22">Set schemaVersion = 3</text:p>
        </text:list-item>
      </text:list>
      <text:p text:style-name="Horizontal_20_Line"/>
      <text:h text:style-name="Heading_20_2" text:outline-level="2">TYPE B — Field Rename Migration</text:h>
      <text:p text:style-name="Text_20_body">Example:</text:p>
      <text:p text:style-name="Text_20_body">Rename:</text:p>
      <text:p text:style-name="P1"><text:span text:style-name="Source_20_Text">phaseDeviation → phaseDeviationPercent</text:span></text:p>
      <text:p text:style-name="Text_20_body">Migration must:</text:p>
      <text:list text:style-name="L20">
        <text:list-item>
          <text:p text:style-name="P23">Copy value</text:p>
        </text:list-item>
        <text:list-item>
          <text:p text:style-name="P23">Add new field</text:p>
        </text:list-item>
        <text:list-item>
          <text:p text:style-name="P23">Mark old as deprecated</text:p>
        </text:list-item>
        <text:list-item>
          <text:p text:style-name="P23">Later remove old</text:p>
        </text:list-item>
      </text:list>
      <text:p text:style-name="Text_20_body">Never delete immediately.</text:p>
      <text:p text:style-name="Horizontal_20_Line"/>
      <text:h text:style-name="Heading_20_2" text:outline-level="2">TYPE C — Recalculation Migration</text:h>
      <text:p text:style-name="Text_20_body">If risk formula changes:</text:p>
      <text:p text:style-name="Text_20_body">You must NOT rewrite historical sessions.</text:p>
      <text:p text:style-name="Text_20_body">Instead:</text:p>
      <text:list text:style-name="L21">
        <text:list-item>
          <text:p text:style-name="P24">Store new calculation under new field</text:p>
        </text:list-item>
        <text:list-item>
          <text:p text:style-name="P24">Keep old riskScore</text:p>
        </text:list-item>
        <text:list-item>
          <text:p text:style-name="P24">Mark calibrationVersion change</text:p>
        </text:list-item>
      </text:list>
      <text:p text:style-name="Text_20_body">Example:</text:p>
      <text:p text:style-name="Preformatted_20_Text"><text:span text:style-name="Source_20_Text">{</text:span></text:p>
      <text:p text:style-name="Preformatted_20_Text"><text:span text:style-name="Source_20_Text"><text:s text:c="2"/>riskScore_v1: 42.3,</text:span></text:p>
      <text:p text:style-name="Preformatted_20_Text"><text:span text:style-name="Source_20_Text"><text:s text:c="2"/>riskScore_v2: 37.8</text:span></text:p>
      <text:p text:style-name="P1"><text:span text:style-name="Source_20_Text">}</text:span></text:p>
      <text:p text:style-name="Text_20_body">Never overwrite.</text:p>
      <text:p text:style-name="Horizontal_20_Line"/>
      <text:h text:style-name="Heading_20_1" text:outline-level="1"><text:soft-page-break/>🧪 5️⃣ DRY-RUN FRAMEWORK</text:h>
      <text:p text:style-name="Text_20_body">Before executing migration:</text:p>
      <text:p text:style-name="Text_20_body">System calculates:</text:p>
      <text:list text:style-name="L22">
        <text:list-item>
          <text:p text:style-name="P25">Total documents affected</text:p>
        </text:list-item>
        <text:list-item>
          <text:p text:style-name="P25">Estimated write operations</text:p>
        </text:list-item>
        <text:list-item>
          <text:p text:style-name="P25">Estimated cost</text:p>
        </text:list-item>
      </text:list>
      <text:p text:style-name="Text_20_body">Output:</text:p>
      <text:p text:style-name="Preformatted_20_Text"><text:span text:style-name="Source_20_Text">{</text:span></text:p>
      <text:p text:style-name="Preformatted_20_Text"><text:span text:style-name="Source_20_Text"><text:s text:c="2"/>affectedDocuments: 12453,</text:span></text:p>
      <text:p text:style-name="Preformatted_20_Text"><text:span text:style-name="Source_20_Text"><text:s text:c="2"/>estimatedWrites: 12453,</text:span></text:p>
      <text:p text:style-name="Preformatted_20_Text"><text:span text:style-name="Source_20_Text"><text:s text:c="2"/>estimatedCost: "₹X"</text:span></text:p>
      <text:p text:style-name="P1"><text:span text:style-name="Source_20_Text">}</text:span></text:p>
      <text:p text:style-name="Text_20_body">Vendor must confirm before execution.</text:p>
      <text:p text:style-name="Horizontal_20_Line"/>
      <text:h text:style-name="Heading_20_1" text:outline-level="1">🔐 6️⃣ DATA INTEGRITY CHECKS</text:h>
      <text:p text:style-name="Text_20_body">After migration:</text:p>
      <text:p text:style-name="Text_20_body">System must verify:</text:p>
      <text:list text:style-name="L23">
        <text:list-item>
          <text:p text:style-name="P26">No document missing required fields</text:p>
        </text:list-item>
        <text:list-item>
          <text:p text:style-name="P26">No schemaVersion inconsistent</text:p>
        </text:list-item>
        <text:list-item>
          <text:p text:style-name="P26">No partial updates</text:p>
        </text:list-item>
        <text:list-item>
          <text:p text:style-name="P26">No null values in required fields</text:p>
        </text:list-item>
      </text:list>
      <text:p text:style-name="Text_20_body">Integrity check report stored:</text:p>
      <text:p text:style-name="P1"><text:span text:style-name="Source_20_Text">vendor/migrations/{migrationId}/integrityReport</text:span></text:p>
      <text:p text:style-name="Horizontal_20_Line"/>
      <text:h text:style-name="Heading_20_1" text:outline-level="1">🧠 7️⃣ VERSION COMPATIBILITY MATRIX</text:h>
      <text:p text:style-name="Text_20_body">Maintain:</text:p>
      <text:p text:style-name="P1"><text:span text:style-name="Source_20_Text">vendor/schemaCompatibilityMatrix</text:span></text:p>
      <text:p text:style-name="Text_20_body">Example:</text:p>
      <text:p text:style-name="Preformatted_20_Text"><text:span text:style-name="Source_20_Text">{</text:span></text:p>
      <text:p text:style-name="Preformatted_20_Text"><text:span text:style-name="Source_20_Text"><text:s text:c="2"/>session: {</text:span></text:p>
      <text:p text:style-name="Preformatted_20_Text"><text:span text:style-name="Source_20_Text"><text:s text:c="4"/>supportedVersions: [1,2,3],</text:span></text:p>
      <text:p text:style-name="Preformatted_20_Text"><text:span text:style-name="Source_20_Text"><text:s text:c="4"/>latestVersion: 3</text:span></text:p>
      <text:p text:style-name="Preformatted_20_Text"><text:soft-page-break/><text:span text:style-name="Source_20_Text"><text:s text:c="2"/>},</text:span></text:p>
      <text:p text:style-name="Preformatted_20_Text"><text:span text:style-name="Source_20_Text"><text:s text:c="2"/>studentYearMetrics: {</text:span></text:p>
      <text:p text:style-name="Preformatted_20_Text"><text:span text:style-name="Source_20_Text"><text:s text:c="4"/>supportedVersions: [1,2],</text:span></text:p>
      <text:p text:style-name="Preformatted_20_Text"><text:span text:style-name="Source_20_Text"><text:s text:c="4"/>latestVersion: 2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Risk engine checks compatibility before execution.</text:p>
      <text:p text:style-name="Horizontal_20_Line"/>
      <text:h text:style-name="Heading_20_1" text:outline-level="1">📦 8️⃣ API VERSION STRATEGY</text:h>
      <text:p text:style-name="Text_20_body">All APIs must include:</text:p>
      <text:p text:style-name="Preformatted_20_Text"><text:span text:style-name="Source_20_Text">{</text:span></text:p>
      <text:p text:style-name="Preformatted_20_Text"><text:span text:style-name="Source_20_Text"><text:s text:c="2"/>apiVersion: "v1"</text:span></text:p>
      <text:p text:style-name="P1"><text:span text:style-name="Source_20_Text">}</text:span></text:p>
      <text:p text:style-name="Text_20_body">If schema changes drastically:</text:p>
      <text:p text:style-name="Text_20_body">Introduce:</text:p>
      <text:p text:style-name="P1"><text:span text:style-name="Source_20_Text">/api/v2/</text:span></text:p>
      <text:p text:style-name="Text_20_body">Never silently change response shape.</text:p>
      <text:p text:style-name="Horizontal_20_Line"/>
      <text:h text:style-name="Heading_20_1" text:outline-level="1">🧭 9️⃣ HOT–WARM–COLD MIGRATION RULES</text:h>
      <text:h text:style-name="Heading_20_3" text:outline-level="3">HOT (Current Year)</text:h>
      <text:p text:style-name="Text_20_body">Migration allowed.</text:p>
      <text:h text:style-name="Heading_20_3" text:outline-level="3">WARM (Completed Runs Current Year)</text:h>
      <text:p text:style-name="Text_20_body">Migration allowed carefully.</text:p>
      <text:h text:style-name="Heading_20_3" text:outline-level="3">COLD (Archived Year)</text:h>
      <text:p text:style-name="Text_20_body">NO migration allowed.</text:p>
      <text:p text:style-name="Text_20_body">Archived data immutable.</text:p>
      <text:p text:style-name="Text_20_body">If new schema required:</text:p>
      <text:p text:style-name="Text_20_body">Create derived BigQuery table:</text:p>
      <text:p text:style-name="P1"><text:span text:style-name="Source_20_Text">sessions_2025_v2</text:span></text:p>
      <text:p text:style-name="Horizontal_20_Line"/>
      <text:h text:style-name="Heading_20_1" text:outline-level="1"><text:soft-page-break/>🏛 10️⃣ CALIBRATION VERSION MIGRATION</text:h>
      <text:p text:style-name="Text_20_body">Calibration models also versioned.</text:p>
      <text:p text:style-name="Text_20_body">Never edit old model.</text:p>
      <text:p text:style-name="Text_20_body">Always create:</text:p>
      <text:p text:style-name="P1"><text:span text:style-name="Source_20_Text">cal_v2026_02</text:span></text:p>
      <text:p text:style-name="Text_20_body">Migration never rewrites past session riskScore.</text:p>
      <text:p text:style-name="Horizontal_20_Line"/>
      <text:h text:style-name="Heading_20_1" text:outline-level="1">⚠️ 11️⃣ FAILURE SAFETY</text:h>
      <text:p text:style-name="Text_20_body">Migration must:</text:p>
      <text:list text:style-name="L24">
        <text:list-item>
          <text:p text:style-name="P27">Process in batches (500 docs max)</text:p>
        </text:list-item>
        <text:list-item>
          <text:p text:style-name="P27">Commit after each batch</text:p>
        </text:list-item>
        <text:list-item>
          <text:p text:style-name="P27">Support resume capability</text:p>
        </text:list-item>
        <text:list-item>
          <text:p text:style-name="P27">Log failed document IDs</text:p>
        </text:list-item>
      </text:list>
      <text:p text:style-name="Text_20_body">Never all-at-once write.</text:p>
      <text:p text:style-name="Horizontal_20_Line"/>
      <text:h text:style-name="Heading_20_1" text:outline-level="1">📊 12️⃣ MIGRATION MONITORING</text:h>
      <text:p text:style-name="Text_20_body">Vendor dashboard must show:</text:p>
      <text:list text:style-name="L25">
        <text:list-item>
          <text:p text:style-name="P28">Pending migrations</text:p>
        </text:list-item>
        <text:list-item>
          <text:p text:style-name="P28">Completed migrations</text:p>
        </text:list-item>
        <text:list-item>
          <text:p text:style-name="P28">Failed migrations</text:p>
        </text:list-item>
        <text:list-item>
          <text:p text:style-name="P28">Rollback possibility</text:p>
        </text:list-item>
      </text:list>
      <text:p text:style-name="Text_20_body">Rollback allowed only if:</text:p>
      <text:p text:style-name="Text_20_body">Migration script includes rollback logic.</text:p>
      <text:p text:style-name="Horizontal_20_Line"/>
      <text:h text:style-name="Heading_20_1" text:outline-level="1">🧠 13️⃣ FUTURE-PROOFING RULES</text:h>
      <text:p text:style-name="Text_20_body">Golden Rules:</text:p>
      <text:list text:style-name="L26">
        <text:list-item>
          <text:p text:style-name="P29">Never delete historical fields abruptly</text:p>
        </text:list-item>
        <text:list-item>
          <text:p text:style-name="P29"><text:soft-page-break/>Never change meaning of field silently</text:p>
        </text:list-item>
        <text:list-item>
          <text:p text:style-name="P29">Always increment schemaVersion</text:p>
        </text:list-item>
        <text:list-item>
          <text:p text:style-name="P29">Always support reading old versions</text:p>
        </text:list-item>
        <text:list-item>
          <text:p text:style-name="P29">Never migrate archived years</text:p>
        </text:list-item>
        <text:list-item>
          <text:p text:style-name="P29">Never rewrite historical riskScore</text:p>
        </text:list-item>
      </text:list>
      <text:p text:style-name="Horizontal_20_Line"/>
      <text:h text:style-name="Heading_20_1" text:outline-level="1">🎯 FINAL SCHEMA EVOLUTION SUMMARY</text:h>
      <text:p text:style-name="Text_20_body">You now have:</text:p>
      <text:p text:style-name="Text_20_body">✔ schemaVersion field strategy<text:line-break/>✔ Backward compatibility policy<text:line-break/>✔ Additive change safety<text:line-break/>✔ Migration framework architecture<text:line-break/>✔ Idempotent migration logic<text:line-break/>✔ Dry-run validation<text:line-break/>✔ Integrity checks<text:line-break/>✔ Version compatibility matrix<text:line-break/>✔ API versioning strategy<text:line-break/>✔ HOT–WARM–COLD migration boundaries<text:line-break/>✔ Calibration-safe evolution<text:line-break/>✔ Rollback discipline</text:p>
      <text:p text:style-name="Text_20_body">This guarantees:</text:p>
      <text:list text:style-name="L27">
        <text:list-item>
          <text:p text:style-name="P30">10-year survivability</text:p>
        </text:list-item>
        <text:list-item>
          <text:p text:style-name="P30">Zero destructive updates</text:p>
        </text:list-item>
        <text:list-item>
          <text:p text:style-name="P30">Safe evolution</text:p>
        </text:list-item>
        <text:list-item>
          <text:p text:style-name="P30">Regulatory-grade auditability</text:p>
        </text:list-item>
      </text:list>
      <text:p text:style-name="Horizontal_20_Line"/>
      <text:p text:style-name="Text_20_body">At this point, your blueprint includes:</text:p>
      <text:list text:style-name="L28">
        <text:list-item>
          <text:p text:style-name="P31">Multi-Tenancy</text:p>
        </text:list-item>
        <text:list-item>
          <text:p text:style-name="P31">RBAC</text:p>
        </text:list-item>
        <text:list-item>
          <text:p text:style-name="P31">Firestore schema</text:p>
        </text:list-item>
        <text:list-item>
          <text:p text:style-name="P31">Security rules</text:p>
        </text:list-item>
        <text:list-item>
          <text:p text:style-name="P31">Execution engines</text:p>
        </text:list-item>
        <text:list-item>
          <text:p text:style-name="P31">Risk &amp; Pattern engines</text:p>
        </text:list-item>
        <text:list-item>
          <text:p text:style-name="P31"><text:soft-page-break/>AI Summary</text:p>
        </text:list-item>
        <text:list-item>
          <text:p text:style-name="P31">Calibration simulation</text:p>
        </text:list-item>
        <text:list-item>
          <text:p text:style-name="P31">Global versioning</text:p>
        </text:list-item>
        <text:list-item>
          <text:p text:style-name="P31">HOT–WARM–COLD</text:p>
        </text:list-item>
        <text:list-item>
          <text:p text:style-name="P31">BigQuery archive</text:p>
        </text:list-item>
        <text:list-item>
          <text:p text:style-name="P31">Governance snapshots</text:p>
        </text:list-item>
        <text:list-item>
          <text:p text:style-name="P31">Schema evolution</text:p>
        </text:list-item>
      </text:list>
      <text:p text:style-name="Text_20_body">Remaining critical backbone modules:</text:p>
      <text:p text:style-name="Text_20_body">📧 Email Queue &amp; Notification Architecture<text:line-break/>🔄 Full Cloud Function Trigger Graph<text:line-break/>🛡 Monitoring &amp; Logging Architecture<text:line-break/>💳 Payment &amp; Subscription Automation<text:line-break/>🚀 DevOps &amp; Deployment Architecture</text:p>
      <text:p text:style-name="Text_20_body">Which one do we finalize next?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3-02T11:40:12.676462526</dc:date>
    <meta:editing-duration>PT25M35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0" meta:paragraph-count="246" meta:word-count="887" meta:character-count="6008" meta:non-whitespace-character-count="5361"/>
  </office:meta>
</office:document-meta>
</file>